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8D00000145759569FC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79cm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7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8.128cm" svg:height="6.604cm" svg:x="0.375cm" svg:y="0.269cm">
          <draw:image xlink:href="Pictures/200000020000018D00000145759569FC.eps" xlink:type="simple" xlink:show="embed" xlink:actuate="onLoad">
            <text:p/>
          </draw:image>
          <draw:glue-point draw:id="4" svg:x="-1.337cm" svg:y="-1.53cm"/>
          <draw:glue-point draw:id="5" svg:x="-1.323cm" svg:y="-1.496cm"/>
          <draw:glue-point draw:id="6" svg:x="2.007cm" svg:y="-2.772cm"/>
          <draw:glue-point draw:id="7" svg:x="-1.337cm" svg:y="3.831cm"/>
          <draw:glue-point draw:id="8" svg:x="-0.446cm" svg:y="3.849cm"/>
          <draw:glue-point draw:id="9" svg:x="-0.271cm" svg:y="4.648cm"/>
          <draw:glue-point draw:id="10" svg:x="-0.123cm" svg:y="2.787cm"/>
        </draw:frame>
        <draw:frame draw:style-name="gr2" draw:text-style-name="P3" draw:layer="layout" svg:width="2.648cm" svg:height="1.571cm" svg:x="5.375cm" svg:y="1.232cm">
          <draw:text-box>
            <text:p text:style-name="P2"><text:span text:style-name="T1">نفی گیٹ کا</text:span></text:p>
            <text:p text:style-name="P2"><text:span text:style-name="T1">دورانیہ ردِ عمل</text:span></text:p>
          </draw:text-box>
        </draw:frame>
        <draw:line draw:style-name="gr3" draw:text-style-name="P1" xml:id="id1" draw:id="id1" draw:layer="layout" svg:x1="3.356cm" svg:y1="2.667cm" svg:x2="3.356cm" svg:y2="2.159cm">
          <draw:glue-point draw:id="4" svg:x="-10cm" svg:y="0.492cm"/>
          <text:p/>
        </draw:line>
        <draw:line draw:style-name="gr3" draw:text-style-name="P1" xml:id="id2" draw:id="id2" draw:layer="layout" svg:x1="3.78cm" svg:y1="3.552cm" svg:x2="3.78cm" svg:y2="2.177cm">
          <draw:glue-point draw:id="4" svg:x="10cm" svg:y="-2.509cm"/>
          <draw:glue-point draw:id="5" svg:x="10cm" svg:y="-3.17cm"/>
          <text:p/>
        </draw:line>
        <draw:frame draw:style-name="gr4" draw:text-style-name="P4" draw:layer="layout" svg:width="4.479cm" svg:height="0.911cm" svg:x="4.011cm" svg:y="5.872cm">
          <draw:text-box>
            <text:p><text:span text:style-name="T1">اینڈ گیٹ کا دورانیہ ردِ عمل</text:span></text:p>
          </draw:text-box>
        </draw:frame>
        <draw:connector draw:style-name="gr5" draw:text-style-name="P1" xml:id="id4" draw:id="id4" draw:layer="layout" draw:type="line" svg:x1="3.356cm" svg:y1="2.437cm" svg:x2="3.78cm" svg:y2="2.429cm" draw:start-shape="id1" draw:start-glue-point="4" draw:end-shape="id2" draw:end-glue-point="5" svg:d="m3356 2437 424-8">
          <text:p/>
        </draw:connector>
        <draw:connector draw:style-name="gr6" draw:text-style-name="P1" draw:layer="layout" draw:type="curve" draw:line-skew="1.934cm" svg:x1="6.07cm" svg:y1="1.741cm" svg:x2="3.568cm" svg:y2="2.433cm" draw:start-shape="id3" draw:start-glue-point="6" draw:end-shape="id4" draw:end-glue-point="0" svg:d="m6070 1741c0-57-2502-403-2502 692">
          <text:p/>
        </draw:connector>
        <draw:line draw:style-name="gr3" draw:text-style-name="P1" xml:id="id5" draw:id="id5" draw:layer="layout" svg:x1="3.356cm" svg:y1="6.273cm" svg:x2="3.356cm" svg:y2="5.765cm">
          <text:p/>
        </draw:line>
        <draw:line draw:style-name="gr3" draw:text-style-name="P1" xml:id="id6" draw:id="id6" draw:layer="layout" svg:x1="4.08cm" svg:y1="6.267cm" svg:x2="4.08cm" svg:y2="5.759cm">
          <text:p/>
        </draw:line>
        <draw:connector draw:style-name="gr5" draw:text-style-name="P1" xml:id="id7" draw:id="id7" draw:layer="layout" draw:type="line" svg:x1="3.356cm" svg:y1="6.019cm" svg:x2="4.08cm" svg:y2="6.013cm" draw:start-shape="id5" draw:end-shape="id6" draw:end-glue-point="1" svg:d="m3356 6019 724-6">
          <text:p/>
        </draw:connector>
        <draw:connector draw:style-name="gr7" draw:text-style-name="P1" draw:layer="layout" draw:type="curve" draw:line-skew="-0.827cm" svg:x1="4.219cm" svg:y1="6.64cm" svg:x2="3.718cm" svg:y2="6.016cm" draw:start-shape="id3" draw:start-glue-point="9" draw:end-shape="id7" draw:end-glue-point="0" svg:d="m4219 6640c0-141-501 171-501-624">
          <text:p/>
        </draw:connector>
        <draw:frame draw:style-name="gr8" draw:text-style-name="P3" xml:id="id8" draw:id="id8" draw:layer="layout" svg:width="2.771cm" svg:height="0.911cm" svg:x="5.564cm" svg:y="3.999cm">
          <draw:text-box>
            <text:p text:style-name="P2"><text:span text:style-name="T1">مثبت برقی لرزش</text:span></text:p>
          </draw:text-box>
        </draw:frame>
        <draw:connector draw:style-name="gr7" draw:text-style-name="P1" draw:layer="layout" draw:type="curve" draw:line-skew="4.738cm -2.151cm" svg:x1="5.564cm" svg:y1="4.454cm" svg:x2="4.34cm" svg:y2="5.411cm" draw:start-shape="id8" draw:start-glue-point="3" draw:end-shape="id3" draw:end-glue-point="10" svg:d="m5564 4454c-1426 0-1188 384-1138 553s-86 121-86 4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8T12:31:58</dc:date>
    <dc:creator>kkk </dc:creator>
    <meta:generator>LibreOffice/3.3$Linux LibreOffice_project/330m19$Build-401</meta:generator>
    <meta:editing-duration>PT10H6M43S</meta:editing-duration>
    <meta:editing-cycles>50</meta:editing-cycles>
    <meta:document-statistic meta:object-count="13"/>
  </office:meta>
</office:document-meta>
</file>